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f9c6" officeooo:paragraph-rsid="000af9c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5e13" officeooo:paragraph-rsid="000f5e13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af9c6" officeooo:paragraph-rsid="000af9c6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b550c" officeooo:paragraph-rsid="000b550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b550c" officeooo:paragraph-rsid="000b550c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6dc8" officeooo:paragraph-rsid="000d6dc8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f5e13" officeooo:paragraph-rsid="000f5e13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f5e13" officeooo:paragraph-rsid="000f5e13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14cc3" officeooo:paragraph-rsid="00114cc3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1d3ea" officeooo:paragraph-rsid="0011d3ea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6743" officeooo:paragraph-rsid="00136743" style:font-weight-asian="normal" style:font-weight-complex="normal"/>
    </style:style>
    <style:style style:name="T1" style:family="text">
      <style:text-properties officeooo:rsid="000b550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on intents</text:p>
      <text:p text:style-name="P1"/>
      <text:list xml:id="list5166619826313494614" text:style-name="L1">
        <text:list-item>
          <text:p text:style-name="P3"><text:a xlink:type="simple" xlink:href="https://developer.android.com/guide/components/intents-common.html" text:style-name="Internet_20_link" text:visited-style-name="Visited_20_Internet_20_Link">https://developer.android.com/guide/components/intents-common.html</text:a></text:p>
        </text:list-item>
        <text:list-item>
          <text:p text:style-name="P3"><text:span text:style-name="T1">Implicit </text:span>Intent: a way of starting an activity in another app by describing a simple action you want to perform in an Intent object.</text:p>
          <text:list>
            <text:list-item>
              <text:p text:style-name="P4">Differs from an explicit intent because it doesn’t specify the app component to start, but instead specifies an action and provides some <text:span text:style-name="T2">data</text:span><text:span text:style-name="T3"> with which to perform the action.</text:span></text:p>
            </text:list-item>
          </text:list>
        </text:list-item>
        <text:list-item>
          <text:p text:style-name="P6"><text:span text:style-name="T3">startActivity() or startActivityForResult() </text:span></text:p>
          <text:list>
            <text:list-item>
              <text:p text:style-name="P6"><text:span text:style-name="T3">take implicit intents.</text:span></text:p>
            </text:list-item>
            <text:list-item>
              <text:p text:style-name="P6"><text:span text:style-name="T3">The system then resolves the intent to an app that can handle the intent and starts its corresponding Activity</text:span></text:p>
              <text:list>
                <text:list-item>
                  <text:p text:style-name="P7"><text:span text:style-name="T3">If there’s more than one app that can handle the intent, the system presents the user with a dialog to pick which app to use</text:span></text:p>
                </text:list-item>
              </text:list>
            </text:list-item>
          </text:list>
        </text:list-item>
        <text:list-item>
          <text:p text:style-name="P7"><text:span text:style-name="T3">intent filter:</text:span></text:p>
        </text:list-item>
        <text:list-item>
          <text:p text:style-name="P7"><text:span text:style-name="T3">caution: if an intent cant be resolved, the device will crash when it calls startActivity(). </text:span></text:p>
          <text:list>
            <text:list-item>
              <text:p text:style-name="P7"><text:span text:style-name="T3">To first verify that an app exists to receive the intent, call resolveActivity() on your Intent object. </text:span></text:p>
              <text:list>
                <text:list-item>
                  <text:p text:style-name="P7"><text:span text:style-name="T3">If the result is non-null, there is at least one app that can handle the intent and it’s safe to call startActivity().</text:span></text:p>
                </text:list-item>
                <text:list-item>
                  <text:p text:style-name="P7"><text:span text:style-name="T3">If the result is null, don’t use the intent and, if possible, you should disable the feature that invokes the intent.</text:span></text:p>
                </text:list-item>
              </text:list>
            </text:list-item>
            <text:list-item>
              <text:p text:style-name="P7"><text:span text:style-name="T3"/></text:p>
            </text:list-item>
          </text:list>
        </text:list-item>
      </text:list>
      <text:p text:style-name="P5"/>
      <text:p text:style-name="P2">Receiving an implicit intent</text:p>
      <text:p text:style-name="P2"/>
      <text:list xml:id="list2901781554967673988" text:style-name="L2">
        <text:list-item>
          <text:p text:style-name="P8"><text:a xlink:type="simple" xlink:href="https://developer.android.com/guide/components/intents-filters.html#Receiving" text:style-name="Internet_20_link" text:visited-style-name="Visited_20_Internet_20_Link">https://developer.android.com/guide/components/intents-filters.html#Receiving</text:a></text:p>
          <text:list>
            <text:list-item>
              <text:p text:style-name="P8">This site tells all about intents</text:p>
            </text:list-item>
          </text:list>
        </text:list-item>
        <text:list-item>
          <text:p text:style-name="P9">&lt;intent-filter&gt; elements in the mainfest enable your app to receive implicit intents</text:p>
          <text:list>
            <text:list-item>
              <text:p text:style-name="P9">each intent filtere specifies the type of intents it accepts based on the intent’s action, data, and category.</text:p>
            </text:list-item>
            <text:list-item>
              <text:p text:style-name="P9">The system delivers an implicit intent to your app component only if the intent can pass through one of your intent filters.</text:p>
            </text:list-item>
          </text:list>
        </text:list-item>
        <text:list-item>
          <text:p text:style-name="P9">Note, an explicit intent intent is always delivered to its target, regardless of intent filters the component declares.</text:p>
        </text:list-item>
        <text:list-item>
          <text:p text:style-name="P9">An app component should declare separate filters for each unique job it can do.</text:p>
        </text:list-item>
        <text:list-item>
          <text:p text:style-name="P10">Intent filters are nested in the corresponding app component (such as an &lt;activity&gt; element).</text:p>
        </text:list-item>
        <text:list-item>
          <text:p text:style-name="P10">Inside the &lt;intent-filter&gt;, you can specify the type of intents to accept using one or more of these three elements:</text:p>
          <text:list>
            <text:list-item>
              <text:p text:style-name="P10">&lt;action&gt; Declares the intent action accepted, in the name attribute. The value must be the literal string value of an action, not the class constant.</text:p>
            </text:list-item>
            <text:list-item>
              <text:p text:style-name="P10">&lt;data&gt; Declares the type of data accepted, using one or more attributes that specify various aspects of the data URI (scheme, host, port, path) and MIME type</text:p>
            </text:list-item>
            <text:list-item>
              <text:p text:style-name="P10">&lt;category&gt; Declares the intent category accepted, in the name attribute. The value must be the literal string value of an action, not the class constant.</text:p>
              <text:list>
                <text:list-item>
                  <text:p text:style-name="P10">Note: to receive intents, you <text:span text:style-name="T2">must include</text:span><text:span text:style-name="T3"> the CATEGORY_DEFAULT category in the intent filter. The methods startActivity() and startActivityForResult() treat all intents as </text:span><text:soft-page-break/><text:span text:style-name="T3">if they declared the CATEGORY_DEFAULT category. If you do not declare this category in your intent filter, no implicit intents will resolve to your activity.</text:span></text:p>
                </text:list-item>
              </text:list>
            </text:list-item>
            <text:list-item>
              <text:p text:style-name="P11"><text:span text:style-name="T3">Keep reading after lunc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08:11:06.068889992</meta:creation-date>
    <meta:generator>LibreOffice/5.1.6.2$Linux_X86_64 LibreOffice_project/10m0$Build-2</meta:generator>
    <dc:date>2017-07-13T09:48:47.600961230</dc:date>
    <meta:editing-duration>PT1H17M9S</meta:editing-duration>
    <meta:editing-cycles>8</meta:editing-cycles>
    <meta:document-statistic meta:table-count="0" meta:image-count="0" meta:object-count="0" meta:page-count="2" meta:paragraph-count="29" meta:word-count="468" meta:character-count="2836" meta:non-whitespace-character-count="2420"/>
  </office:meta>
</office:document-meta>
</file>